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86244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929ea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af535" officeooo:paragraph-rsid="001af535" style:font-name-asian="Arial1" style:font-size-asian="10pt" style:font-style-asian="normal" style:font-name-complex="Arial1" style:font-size-complex="10pt"/>
    </style:style>
    <style:style style:name="P13" style:family="paragraph" style:parent-style-name="Standard" style:list-style-name="L8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14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paragraph-rsid="001929ea" style:font-name-asian="Arial1" style:font-size-asian="10pt" style:font-style-asian="normal" style:font-name-complex="Arial1" style:font-size-complex="10pt"/>
    </style:style>
    <style:style style:name="P15" style:family="paragraph" style:parent-style-name="Standard" style:list-style-name="L12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16" style:family="paragraph" style:parent-style-name="Standard" style:list-style-name="L8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50f41" officeooo:paragraph-rsid="00150f41" style:font-name-asian="Arial1" style:font-size-asian="10pt" style:font-style-asian="normal" style:font-name-complex="Arial1" style:font-size-complex="10pt"/>
    </style:style>
    <style:style style:name="P17" style:family="paragraph" style:parent-style-name="Standard" style:list-style-name="L8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</style:style>
    <style:style style:name="P18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officeooo:rsid="0016f2d4" officeooo:paragraph-rsid="0016f2d4"/>
    </style:style>
    <style:style style:name="P19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keep-together="auto" fo:orphans="2" fo:widows="2" fo:break-before="auto" fo:break-after="auto" fo:padding="0in" fo:border="none" fo:keep-with-next="auto"/>
      <style:text-properties officeooo:rsid="0016f2d4" officeooo:paragraph-rsid="001929ea"/>
    </style:style>
    <style:style style:name="P20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orphans="2" fo:widows="2" fo:padding="0in" fo:border="none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929ea" officeooo:paragraph-rsid="001929ea" style:font-name-asian="Arial1" style:font-size-asian="10pt" style:font-style-asian="normal" style:font-name-complex="Arial1" style:font-size-complex="10pt"/>
    </style:style>
    <style:style style:name="P21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orphans="2" fo:widows="2" fo:padding="0in" fo:border="none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af535" officeooo:paragraph-rsid="001af535" style:font-name-asian="Arial1" style:font-size-asian="10pt" style:font-style-asian="normal" style:font-name-complex="Arial1" style:font-size-complex="10pt"/>
    </style:style>
    <style:style style:name="P22" style:family="paragraph" style:parent-style-name="Standard" style:list-style-name="L10">
      <style:paragraph-properties fo:margin-top="0in" fo:margin-bottom="0in" loext:contextual-spacing="false" fo:line-height="100%" fo:text-align="start" style:justify-single-word="false" fo:orphans="2" fo:widows="2" fo:padding="0in" fo:border="none"/>
    </style:style>
    <style:style style:name="P23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orphans="2" fo:widows="2" fo:padding="0in" fo:border="none"/>
      <style:text-properties officeooo:rsid="0016f2d4" officeooo:paragraph-rsid="001929ea"/>
    </style:style>
    <style:style style:name="P24" style:family="paragraph" style:parent-style-name="Standard" style:list-style-name="L8">
      <style:paragraph-properties fo:margin-top="0in" fo:margin-bottom="0in" loext:contextual-spacing="false" fo:line-height="100%" fo:text-align="start" style:justify-single-word="false" fo:orphans="2" fo:widows="2" fo:padding="0in" fo:border="none"/>
      <style:text-properties style:font-name="Arial" fo:font-size="10pt" officeooo:paragraph-rsid="0016f2d4" style:font-name-asian="Arial1" style:font-size-asian="10pt" style:font-name-complex="Arial1" style:font-size-complex="10pt"/>
    </style:style>
    <style:style style:name="P25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orphans="2" fo:widows="2" fo:padding="0in" fo:border="none"/>
      <style:text-properties officeooo:rsid="0018866d" officeooo:paragraph-rsid="0018866d"/>
    </style:style>
    <style:style style:name="P26" style:family="paragraph" style:parent-style-name="Standard" style:list-style-name="L5">
      <style:paragraph-properties fo:margin-top="0in" fo:margin-bottom="0in" loext:contextual-spacing="false" fo:line-height="100%" fo:text-align="start" style:justify-single-word="false" fo:keep-together="auto" fo:orphans="2" fo:widows="2" fo:padding="0in" fo:border="none" fo:keep-with-next="auto"/>
      <style:text-properties style:font-name="Arial" fo:font-size="10pt" officeooo:rsid="0018866d" officeooo:paragraph-rsid="001929ea" style:font-name-asian="Arial1" style:font-size-asian="10pt" style:font-name-complex="Arial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50f41" style:font-name-asian="Arial1" style:font-size-asian="10pt" style:font-style-asian="normal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86244" style:font-name-asian="Arial1" style:font-size-asian="10pt" style:font-style-asian="normal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8866d" style:font-name-asian="Arial1" style:font-size-asian="10pt" style:font-style-asian="normal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af535" style:font-name-asian="Arial1" style:font-size-asian="10pt" style:font-style-asian="normal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officeooo:rsid="001929ea" style:font-name-asian="Arial1" style:font-size-asian="10pt" style:font-style-asian="normal" style:font-name-complex="Arial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officeooo:rsid="001929ea" style:font-name-asian="Arial1" style:font-size-asian="10pt" style:font-style-asian="normal" style:font-weight-asian="bold" style:font-name-complex="Arial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6f2d4" style:font-style-asian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font-name-asian="Arial1" style:font-size-asian="10pt" style:font-style-asian="normal" style:font-name-complex="Arial1" style:font-size-complex="10pt"/>
    </style:style>
    <style:style style:name="T13" style:family="text">
      <style:text-properties fo:font-variant="normal" fo:text-transform="none" fo:color="#0000ee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4" style:family="text">
      <style:text-properties fo:font-variant="normal" fo:text-transform="none" fo:color="#0000ee" style:text-line-through-style="none" style:text-line-through-type="none" style:text-position="0% 100%" style:font-name="Arial" fo:font-size="10pt" fo:font-style="normal" style:text-underline-style="none" officeooo:rsid="001f0274" style:font-name-asian="Arial1" style:font-size-asian="10pt" style:font-style-asian="normal" style:font-name-complex="Arial1" style:font-size-complex="10pt"/>
    </style:style>
    <style:style style:name="T15" style:family="text">
      <style:text-properties fo:font-variant="normal" fo:text-transform="none" fo:color="#000083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7" style:family="text">
      <style:text-properties style:font-name="Arial" fo:font-size="10pt" fo:font-weight="bold" officeooo:rsid="0016f2d4" style:font-name-asian="Arial1" style:font-size-asian="10pt" style:font-weight-asian="bold" style:font-name-complex="Arial1" style:font-size-complex="10pt"/>
    </style:style>
    <style:style style:name="T18" style:family="text">
      <style:text-properties style:font-name="Arial" fo:font-size="10pt" fo:font-weight="bold" officeooo:rsid="001929ea" style:font-name-asian="Arial1" style:font-size-asian="10pt" style:font-weight-asian="bold" style:font-name-complex="Arial1" style:font-size-complex="10pt"/>
    </style:style>
    <style:style style:name="T19" style:family="text">
      <style:text-properties style:font-name="Arial" fo:font-size="10pt" style:font-name-asian="Arial1" style:font-size-asian="10pt" style:font-name-complex="Arial1" style:font-size-complex="10pt"/>
    </style:style>
    <style:style style:name="T20" style:family="text">
      <style:text-properties style:font-name="Arial" fo:font-size="10pt" officeooo:rsid="00186244" style:font-name-asian="Arial1" style:font-size-asian="10pt" style:font-name-complex="Arial1" style:font-size-complex="10pt"/>
    </style:style>
    <style:style style:name="T21" style:family="text">
      <style:text-properties style:font-name="Arial" fo:font-size="10pt" officeooo:rsid="001929ea" style:font-name-asian="Arial1" style:font-size-asian="10pt" style:font-name-complex="Arial1" style:font-size-complex="10pt"/>
    </style:style>
    <style:style style:name="T22" style:family="text">
      <style:text-properties style:font-name="Arial" fo:font-size="10pt" fo:font-weight="normal" officeooo:rsid="00186244" style:font-name-asian="Arial1" style:font-size-asian="10pt" style:font-weight-asian="normal" style:font-name-complex="Arial1" style:font-size-complex="10pt" style:font-weight-complex="normal"/>
    </style:style>
    <style:style style:name="T23" style:family="text">
      <style:text-properties style:font-name="Arial" fo:font-size="10pt" fo:font-weight="normal" officeooo:rsid="0016f2d4" style:font-name-asian="Arial1" style:font-size-asian="10pt" style:font-weight-asian="normal" style:font-name-complex="Arial1" style:font-size-complex="10pt" style:font-weight-complex="normal"/>
    </style:style>
    <style:style style:name="T24" style:family="text">
      <style:text-properties style:font-name="Arial" fo:font-size="10pt" fo:font-weight="normal" officeooo:rsid="001af535" style:font-name-asian="Arial1" style:font-size-asian="10pt" style:font-weight-asian="normal" style:font-name-complex="Arial1" style:font-size-complex="10pt" style:font-weight-complex="normal"/>
    </style:style>
    <style:style style:name="T25" style:family="text">
      <style:text-properties fo:color="#1155cc" style:font-name="Arial" fo:font-size="10pt" style:font-name-asian="Arial1" style:font-size-asian="10pt" style:font-name-complex="Arial1" style:font-size-complex="10pt"/>
    </style:style>
    <style:style style:name="T26" style:family="text">
      <style:text-properties officeooo:rsid="00150f41"/>
    </style:style>
    <style:style style:name="T27" style:family="text">
      <style:text-properties officeooo:rsid="0016f2d4"/>
    </style:style>
    <style:style style:name="T28" style:family="text">
      <style:text-properties officeooo:rsid="001929ea"/>
    </style:style>
    <style:style style:name="T29" style:family="text">
      <style:text-properties officeooo:rsid="001af5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gjdgxs"/>Benjamin Lewis</text:p>
      <text:p text:style-name="P3">Full Stack Developer</text:p>
      <text:p text:style-name="P3">BenjaminSL2000@gmail.com | (919) 909-8267</text:p>
      <text:p text:style-name="P1"><text:a xlink:type="simple" xlink:href="http://www.lewibs.com/" text:style-name="Internet_20_link" text:visited-style-name="Visited_20_Internet_20_Link">www.lewibs.com</text:a><text:span text:style-name="T11"> </text:span><text:span text:style-name="T1">|</text:span><text:span text:style-name="T13"> </text:span><text:a xlink:type="simple" xlink:href="https://www.linkedin.com/in/benjamin-scott-lewis" text:style-name="Internet_20_link" text:visited-style-name="Visited_20_Internet_20_Link">https://www.linkedin.com/in/benjamin-scott-lewis</text:a><text:span text:style-name="T11"> </text:span><text:span text:style-name="T1">| </text:span><text:a xlink:type="simple" xlink:href="https://github.com/lewibs" text:style-name="Internet_20_link" text:visited-style-name="Visited_20_Internet_20_Link">https://github.com/lewibs</text:a><text:span text:style-name="T11"> </text:span></text:p>
      <text:p text:style-name="P3"/>
      <text:p text:style-name="P8">Profile</text:p>
      <text:p text:style-name="P4">Passionate about programming, I am acutely aware when a process could be improved and am<text:line-break/>committed to finding a solution. I am interested in learning more about computer science and making a lasting impact in computing.</text:p>
      <text:p text:style-name="P4"/>
      <text:p text:style-name="P2"><text:span text:style-name="T9">Projects<text:line-break/></text:span><text:span text:style-name="T7">DuckTyper </text:span><text:span text:style-name="T1">-</text:span><text:span text:style-name="T15"> </text:span><text:a xlink:type="simple" xlink:href="https://www.npmjs.com/package/ducktyper" text:style-name="Internet_20_link" text:visited-style-name="Visited_20_Internet_20_Link">https://www.npmjs.com/package/ducktyper</text:a><text:span text:style-name="T12"> </text:span></text:p>
      <text:list xml:id="list1408104217" text:style-name="L8">
        <text:list-item>
          <text:p text:style-name="P16"><text:span text:style-name="T27">DTO schema t</text:span>ool for <text:span text:style-name="T27">maintaining large software projects with large quantities of API communication</text:span></text:p>
        </text:list-item>
        <text:list-item>
          <text:p text:style-name="P17"><text:span text:style-name="T1">Utilizes </text:span><text:span text:style-name="T2">contract</text:span><text:span text:style-name="T1"> typing to allow high re-usability of types/typed functions</text:span></text:p>
        </text:list-item>
        <text:list-item>
          <text:p text:style-name="P13"><text:span text:style-name="T26">F</text:span>ast, clear, and easy to read input validation</text:p>
        </text:list-item>
        <text:list-item>
          <text:p text:style-name="P24"><text:span text:style-name="T10">Used and tested on large scale applications</text:span></text:p>
        </text:list-item>
      </text:list>
      <text:p text:style-name="P10"><text:span text:style-name="T17">Ottery, </text:span><text:span text:style-name="T18">LLC</text:span><text:span text:style-name="T17"> - </text:span><text:span text:style-name="T22">A</text:span><text:span text:style-name="T23">dvanced security system for </text:span><text:span text:style-name="T22">ensuring the well being of children at churches and daycare</text:span><text:span text:style-name="T24">s</text:span></text:p>
      <text:list xml:id="list2399474673" text:style-name="L5">
        <text:list-item>
          <text:p text:style-name="P18"><text:span text:style-name="T20">Lead the architecture and design for both the front and back end</text:span></text:p>
        </text:list-item>
        <text:list-item>
          <text:p text:style-name="P25"><text:span text:style-name="T19">Utilizes AWS S3 for maintaining user images </text:span><text:span text:style-name="T21">along side self written image compression algorithms</text:span></text:p>
        </text:list-item>
        <text:list-item>
          <text:p text:style-name="P25"><text:span text:style-name="T19">Developed messaging system to allow for communication between organizations and parents</text:span></text:p>
        </text:list-item>
        <text:list-item>
          <text:p text:style-name="P25"><text:span text:style-name="T19">Automated email messaging system for keeping parents in the loop</text:span></text:p>
        </text:list-item>
        <text:list-item>
          <text:p text:style-name="P25"><text:span text:style-name="T19">Easy UI/UX flow designed in Figma</text:span></text:p>
        </text:list-item>
        <text:list-item>
          <text:p text:style-name="P25"><text:span text:style-name="T19">Conducted user meetings with customers on a weekly basis</text:span></text:p>
        </text:list-item>
        <text:list-item>
          <text:p text:style-name="P25"><text:span text:style-name="T19">Hired and managed two contractors to speed up the development process through Agile methodology</text:span></text:p>
        </text:list-item>
      </text:list>
      <text:p text:style-name="P11"><text:span text:style-name="T16">Alien Invasion! - </text:span><text:a xlink:type="simple" xlink:href="http://alien.lewibs.com/" text:style-name="Internet_20_link" text:visited-style-name="Visited_20_Internet_20_Link">http://alien.lewibs.com/</text:a><text:span text:style-name="T25"> </text:span></text:p>
      <text:list xml:id="list110402200753062" text:continue-numbering="true" text:style-name="L5">
        <text:list-item>
          <text:p text:style-name="P19"><text:span text:style-name="T19">Threejs engine architecture POC for PowerN 4D engine</text:span></text:p>
        </text:list-item>
        <text:list-item>
          <text:p text:style-name="P23"><text:span text:style-name="T19">Uses Tweenjs to provide animation and entertaining graphics</text:span></text:p>
        </text:list-item>
        <text:list-item>
          <text:p text:style-name="P26"><text:span text:style-name="T19">Uses OOP abstraction to produce clean and easy to read/maintain code</text:span></text:p>
        </text:list-item>
      </text:list>
      <text:p text:style-name="P9"><text:tab/></text:p>
      <text:p text:style-name="P8">Work Experience</text:p>
      <text:p text:style-name="P2"><text:span text:style-name="T8">Software Engineer</text:span><text:span text:style-name="T7"> </text:span><text:span text:style-name="T8">(startup first hire)</text:span><text:span text:style-name="T7"> </text:span><text:span text:style-name="T1">– PowerN NC <text:s text:c="56"/>Jan 2021-Present</text:span></text:p>
      <text:list xml:id="list1790106273" text:style-name="L10">
        <text:list-item>
          <text:p text:style-name="P22"><text:span text:style-name="T1">Lead the technical development of </text:span><text:span text:style-name="T6">the 4D visualization engine, </text:span><text:span text:style-name="T5">UI/UX, and advanced 4D file system</text:span></text:p>
        </text:list-item>
        <text:list-item>
          <text:p text:style-name="P14"><text:span text:style-name="T28">Interviewed, on boarded, and trained new employees to rapidly take on new responsibilities</text:span></text:p>
        </text:list-item>
        <text:list-item>
          <text:p text:style-name="P20">Oversaw the development of API and backend structure to ensure high quality maintainability</text:p>
        </text:list-item>
        <text:list-item>
          <text:p text:style-name="P21">Designed highly efficient algorithms for instantaneously managing the 4D state of multi GB point clouds and BIM models</text:p>
        </text:list-item>
      </text:list>
      <text:p text:style-name="P2"><text:span text:style-name="T7">Teachers Assistant MATLAB</text:span><text:span text:style-name="T1"> – NC State University, Raleigh, NC <text:s text:c="21"/>Aug 2020-Dec 2021</text:span></text:p>
      <text:list xml:id="list166114967" text:style-name="L12">
        <text:list-item>
          <text:p text:style-name="P15">Taught Lab sections of 50 students to help them better understand material</text:p>
        </text:list-item>
        <text:list-item>
          <text:p text:style-name="P15">Made decisions to make the lab time a more efficient environment for learning</text:p>
        </text:list-item>
        <text:list-item>
          <text:p text:style-name="P15">Helped many students see an increase in grade of up to 20%</text:p>
        </text:list-item>
      </text:list>
      <text:p text:style-name="P4"/>
      <text:p text:style-name="P8">Education</text:p>
      <text:p text:style-name="P4">North Carolina State University, Raleigh, NC <text:s text:c="71"/>May 2023</text:p>
      <text:p text:style-name="P4">B.S. in Computer Science</text:p>
      <text:p text:style-name="P4">GPA: 3.5/4.0</text:p>
      <text:p text:style-name="P12">Received Computer Science honors </text:p>
      <text:p text:style-name="P4"/>
      <text:p text:style-name="P8">Skills</text:p>
      <text:p text:style-name="P2"><text:span text:style-name="T7">Languages:</text:span><text:span text:style-name="T1"> JavaScript, </text:span><text:span text:style-name="T2">T</text:span><text:span text:style-name="T1">ype</text:span><text:span text:style-name="T2">S</text:span><text:span text:style-name="T1">cript, python, java, c, bash, MATLAB, Haskell, PHP, HTML, CSS</text:span></text:p>
      <text:p text:style-name="P2"><text:span text:style-name="T7">Technical: </text:span><text:span text:style-name="T1">AWS, cPanel, NestJs, mongoose, IFC.js, Spring, eclipse, linux, mongoDB, gin, node, OOP, functional, React, </text:span><text:span text:style-name="T3">React Native, </text:span><text:span text:style-name="T4">react-query,</text:span><text:span text:style-name="T1"> </text:span><text:span text:style-name="T3">MUI, react-native-paper, </text:span><text:span text:style-name="T1">axios, potree, three.js, jquery, styled-components, heroku, docker, redux, </text:span><text:span text:style-name="T4">figma, </text:span><text:span text:style-name="T1">SQL, angularjs, agile development, UML, multi-threaded, asynchronous, </text:span><text:span text:style-name="T3">micro service and monolithic</text:span><text:span text:style-name="T1"> software.</text:span></text:p>
      <text:p text:style-name="P2"><text:span text:style-name="T7">Interpersonal:</text:span><text:span text:style-name="T1"> Focused on finishing tasks before deadlines and maintaining a well-developed schedule; Able to articulate and convey confusing concepts; Ensures that given instructions are understood clearly. Overall hardworking, personal, curious, creative, and inven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style:font-name-asian="Arial1" style:font-family-asian="Arial" style:font-family-generic-asian="system" style:font-pitch-asian="variable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0pt" fo:font-style="normal" style:font-name-asian="Arial1" style:font-family-asian="Arial" style:font-family-generic-asian="system" style:font-pitch-asian="variable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color="#1155cc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0T11:04:01.536487860</dc:date>
    <meta:editing-duration>PT7M54S</meta:editing-duration>
    <meta:editing-cycles>2</meta:editing-cycles>
    <meta:print-date>2023-11-20T11:03:15.399632996</meta:print-date>
    <meta:document-statistic meta:table-count="0" meta:image-count="0" meta:object-count="0" meta:page-count="1" meta:paragraph-count="43" meta:word-count="463" meta:character-count="3332" meta:non-whitespace-character-count="2777"/>
  </office:meta>
</office:document-meta>
</file>